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444" officeooo:paragraph-rsid="000ce444"/>
    </style:style>
    <style:style style:name="P2" style:family="paragraph" style:parent-style-name="Standard">
      <style:text-properties officeooo:rsid="000ce444" officeooo:paragraph-rsid="000eabe2"/>
    </style:style>
    <style:style style:name="P3" style:family="paragraph" style:parent-style-name="Standard">
      <style:text-properties officeooo:rsid="000cf124" officeooo:paragraph-rsid="000cf124"/>
    </style:style>
    <style:style style:name="P4" style:family="paragraph" style:parent-style-name="Standard">
      <style:text-properties officeooo:rsid="000cf124" officeooo:paragraph-rsid="000d69fa"/>
    </style:style>
    <style:style style:name="P5" style:family="paragraph" style:parent-style-name="Standard">
      <style:text-properties officeooo:rsid="000cf124" officeooo:paragraph-rsid="0010918c"/>
    </style:style>
    <style:style style:name="P6" style:family="paragraph" style:parent-style-name="Standard">
      <style:text-properties style:font-name="Abyssinica SIL" fo:font-size="15pt" officeooo:rsid="000ce444" officeooo:paragraph-rsid="000ce444" style:font-size-asian="15pt" style:font-size-complex="15pt"/>
    </style:style>
    <style:style style:name="P7" style:family="paragraph" style:parent-style-name="Standard">
      <style:text-properties style:font-name="Abyssinica SIL" fo:font-size="16pt" officeooo:rsid="000ce444" officeooo:paragraph-rsid="000ce444" style:font-size-asian="16pt" style:font-size-complex="16pt"/>
    </style:style>
    <style:style style:name="P8" style:family="paragraph" style:parent-style-name="Standard">
      <style:text-properties style:font-name="Abyssinica SIL" fo:font-size="12pt" officeooo:rsid="000eabe2" officeooo:paragraph-rsid="000eabe2" style:font-size-asian="12pt" style:font-size-complex="12pt"/>
    </style:style>
    <style:style style:name="P9" style:family="paragraph" style:parent-style-name="Standard">
      <style:text-properties officeooo:rsid="000d69fa" officeooo:paragraph-rsid="000d69fa"/>
    </style:style>
    <style:style style:name="P10" style:family="paragraph" style:parent-style-name="Standard">
      <style:text-properties style:font-name="Century Schoolbook L" fo:font-size="15pt" officeooo:rsid="000ce444" officeooo:paragraph-rsid="000ce444" style:font-size-asian="15pt" style:font-size-complex="15pt"/>
    </style:style>
    <style:style style:name="P11" style:family="paragraph" style:parent-style-name="Standard">
      <style:text-properties style:font-name="Century Schoolbook L" fo:font-size="15pt" officeooo:rsid="000ce444" officeooo:paragraph-rsid="00125d87" style:font-size-asian="15pt" style:font-size-complex="15pt"/>
    </style:style>
    <style:style style:name="P12" style:family="paragraph" style:parent-style-name="Standard">
      <style:text-properties officeooo:rsid="000eabe2" officeooo:paragraph-rsid="000eabe2"/>
    </style:style>
    <style:style style:name="P13" style:family="paragraph" style:parent-style-name="Standard">
      <style:text-properties style:font-name="Century Schoolbook L" fo:font-size="15pt" officeooo:rsid="000ce444" officeooo:paragraph-rsid="00125d87" style:font-size-asian="15pt" style:font-size-complex="15pt"/>
    </style:style>
    <style:style style:name="P14" style:family="paragraph" style:parent-style-name="Standard">
      <style:text-properties style:font-name="Liberation Serif" fo:font-size="12pt" officeooo:rsid="00125d87" officeooo:paragraph-rsid="0012d128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ce444" officeooo:paragraph-rsid="0012d128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0ce444" officeooo:paragraph-rsid="000ce444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0ce444" officeooo:paragraph-rsid="000eabe2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0eabe2" officeooo:paragraph-rsid="000eabe2" style:font-size-asian="12pt" style:font-size-complex="12pt"/>
    </style:style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cf124"/>
    </style:style>
    <style:style style:name="T2" style:family="text">
      <style:text-properties officeooo:rsid="000d69fa"/>
    </style:style>
    <style:style style:name="T3" style:family="text">
      <style:text-properties fo:font-size="12pt" officeooo:rsid="000eabe2" style:font-size-asian="12pt" style:font-size-complex="12pt"/>
    </style:style>
    <style:style style:name="T4" style:family="text">
      <style:text-properties fo:font-size="12pt" officeooo:rsid="000d69fa" style:font-size-asian="12pt" style:font-size-complex="12pt"/>
    </style:style>
    <style:style style:name="T5" style:family="text">
      <style:text-properties fo:font-size="12pt" officeooo:rsid="000cf124" style:font-size-asian="12pt" style:font-size-complex="12pt"/>
    </style:style>
    <style:style style:name="T6" style:family="text">
      <style:text-properties fo:font-size="12pt" officeooo:rsid="0010918c" style:font-size-asian="12pt" style:font-size-complex="12pt"/>
    </style:style>
    <style:style style:name="T7" style:family="text">
      <style:text-properties officeooo:rsid="000eabe2"/>
    </style:style>
    <style:style style:name="T8" style:family="text">
      <style:text-properties officeooo:rsid="0010918c"/>
    </style:style>
    <style:style style:name="T9" style:family="text">
      <style:text-properties officeooo:rsid="00125d87"/>
    </style:style>
    <style:style style:name="T10" style:family="text">
      <style:text-properties style:font-name="Liberation Serif" fo:font-size="12pt" officeooo:rsid="000eabe2" style:font-size-asian="12pt" style:font-size-complex="12pt"/>
    </style:style>
    <style:style style:name="T11" style:family="text">
      <style:text-properties style:font-name="Liberation Serif" fo:font-size="12pt" officeooo:rsid="00125d87" style:font-size-asian="12pt" style:font-size-complex="12pt"/>
    </style:style>
    <style:style style:name="T12" style:family="text">
      <style:text-properties style:font-name="Liberation Serif" officeooo:rsid="00125d87"/>
    </style:style>
    <style:style style:name="T13" style:family="text">
      <style:text-properties style:font-name="Century Schoolbook L" fo:font-size="12pt" officeooo:rsid="000eabe2" style:font-size-asian="12pt" style:font-size-complex="12pt"/>
    </style:style>
    <style:style style:name="T14" style:family="text">
      <style:text-properties style:font-name="Century Schoolbook L" officeooo:rsid="000eabe2"/>
    </style:style>
    <style:style style:name="T15" style:family="text">
      <style:text-properties style:font-name="Century Schoolbook L" officeooo:rsid="0010918c"/>
    </style:style>
    <style:style style:name="T16" style:family="text">
      <style:text-properties style:font-name="Century Schoolbook L" officeooo:rsid="000cf124"/>
    </style:style>
    <style:style style:name="T17" style:family="text">
      <style:text-properties style:font-name="Liberation Serif" fo:font-size="12pt" officeooo:rsid="000eabe2" style:font-size-asian="12pt" style:font-size-complex="12pt"/>
    </style:style>
    <style:style style:name="T18" style:family="text">
      <style:text-properties style:font-name="Liberation Serif" fo:font-size="12pt" officeooo:rsid="00125d87" style:font-size-asian="12pt" style:font-size-complex="12pt"/>
    </style:style>
    <style:style style:name="T19" style:family="text">
      <style:text-properties style:font-name="Abyssinica SI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UI Exploration</text:p>
      <text:p text:style-name="P1"/>
      <text:p text:style-name="P1">Graphical User Interface, a program that enables a user to communicte with a computer using graphical icons and visual indicators rather than using only text via the command line interface.</text:p>
      <text:p text:style-name="P3"/>
      <text:p text:style-name="P12">What is a desktop environment? - A collection of programs bundled together to make a workspace.</text:p>
      <text:p text:style-name="P1"/>
      <text:p text:style-name="P1"><text:span text:style-name="T1">Few</text:span> desktop environments of ubuntu are:</text:p>
      <text:p text:style-name="P6">Unity – <text:span text:style-name="T7">default </text:span>ubuntu desktop environment </text:p>
      <text:p text:style-name="P3"><text:tab/></text:p>
      <text:p text:style-name="P3"><text:tab/><text:span text:style-name="T7">How to install? - </text:span>sudo apt-get install ubuntu-desktop</text:p>
      <text:p text:style-name="P3"><text:tab/><text:span text:style-name="T7">Some features of the DE are: </text:span></text:p>
      <text:p text:style-name="P3"/>
      <text:p text:style-name="P5"><text:tab/><text:span text:style-name="T7">Dashboard i.e</text:span> launcher on left keeps track of currently running applications. It also allows <text:tab/>the user to pin favourite <text:span text:style-name="T2">applications.</text:span></text:p>
      <text:p text:style-name="P5"/>
      <text:p text:style-name="P5"><text:tab/><text:span text:style-name="T8">Dash home - used to search applications, files. Internet searches can also be made. </text:span></text:p>
      <text:p text:style-name="P5"/>
      <text:p text:style-name="P4"><text:tab/><text:span text:style-name="T8">F</text:span>ile explorer - <text:span text:style-name="T8">Nautilus</text:span></text:p>
      <text:p text:style-name="P4"/>
      <text:p text:style-name="P4"><text:tab/><text:span text:style-name="T8">Unity is powered by Compiz - the window manager</text:span></text:p>
      <text:p text:style-name="P3"/>
      <text:p text:style-name="P3"><text:tab/>Top right portion offers support for various menus and indicators</text:p>
      <text:list xml:id="list7694441354359441762" text:style-name="L1">
        <text:list-header>
          <text:p text:style-name="P19"/>
          <text:p text:style-name="P19">A<text:span text:style-name="T8">pp</text:span> store that houses software that is available to download, and allows the user to fetch updates for their software and system files. </text:p>
        </text:list-header>
      </text:list>
      <text:p text:style-name="P9"/>
      <text:p text:style-name="P9"><text:tab/>Four workspaces are provided that the user can use for organising <text:s/>windows.</text:p>
      <text:p text:style-name="P9"/>
      <text:p text:style-name="P9"><text:tab/>Alt key reveals the HUD (heads up display), which allows you to find menu commands by <text:tab/>entering search terms, similar to the dash.</text:p>
      <text:p text:style-name="P4"><text:tab/> <text:s/></text:p>
      <text:p text:style-name="P4"><text:tab/><text:span text:style-name="T8">Global menu bar - maximised windows have their window controls integrated into the top <text:tab/>panel.</text:span></text:p>
      <text:p text:style-name="P4"><text:tab/></text:p>
      <text:p text:style-name="P5"><text:tab/>A built in Backup Utility, which allows for quick and convenient automatic backups.</text:p>
      <text:p text:style-name="P4"/>
      <text:p text:style-name="P4"><text:tab/><text:tab/></text:p>
      <text:p text:style-name="P10"><text:span text:style-name="T19">Gnome</text:span> </text:p>
      <text:p text:style-name="P10"/>
      <text:p text:style-name="P11"><text:tab/><text:span text:style-name="T10">How to install? - sudo apt-get install </text:span><text:span text:style-name="T11">gnome-shell</text:span></text:p>
      <text:p text:style-name="P11"><text:span text:style-name="T11"/></text:p>
      <text:p text:style-name="P14"><text:tab/><text:span text:style-name="T7">Gnome has an activities view similar to unity's dash</text:span></text:p>
      <text:p text:style-name="P14"/>
      <text:p text:style-name="P14"><text:span text:style-name="T7"><text:tab/>File explorer – Nautilus</text:span></text:p>
      <text:p text:style-name="P14"/>
      <text:p text:style-name="P15"><text:span text:style-name="T8"><text:tab/>Gnome is powered by mutter – the window manager</text:span></text:p>
      <text:p text:style-name="P15"/>
      <text:p text:style-name="P15"><text:span text:style-name="T7"><text:tab/>Indicators are kept hidden by default in the lower right corner of the screen. This area is <text:tab/>known as the messaging tray.<text:tab/></text:span></text:p>
      <text:p text:style-name="P15"><text:soft-page-break/></text:p>
      <text:p text:style-name="P16"><text:tab/><text:span text:style-name="T7">Gnome shell uses automatic workspace management</text:span></text:p>
      <text:p text:style-name="P16"/>
      <text:p text:style-name="P16"><text:tab/><text:span text:style-name="T7">Gnome tweak tool is used to customize certain functionalities</text:span></text:p>
      <text:p text:style-name="P16"/>
      <text:p text:style-name="P17"><text:tab/><text:span text:style-name="T7">Gnome shells functionality can be modified through the use of extensions.</text:span></text:p>
      <text:p text:style-name="P18"><text:s/></text:p>
      <text:p text:style-name="P2"><text:tab/><text:tab/></text:p>
      <text:p text:style-name="P8">Other desktop environments are:</text:p>
      <text:p text:style-name="P8"><text:tab/>KDE- kubuntu desktop environments</text:p>
      <text:p text:style-name="P8"><text:tab/>Cinnamon-(default in mint)</text:p>
      <text:p text:style-name="P8"><text:tab/>XFCE-(default in xubuntu)</text:p>
      <text:p text:style-name="P8"><text:tab/>LXDE-(default in lubuntu)</text:p>
      <text:p text:style-name="P8"><text:tab/></text:p>
      <text:p text:style-name="P8"><text:tab/></text:p>
      <text:p text:style-name="P8"/>
      <text:p text:style-name="P6"><text:tab/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09:10:08.948324234</meta:creation-date>
    <dc:date>2016-02-08T12:16:45.275419900</dc:date>
    <meta:editing-duration>PT25M4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312" meta:character-count="1995" meta:non-whitespace-character-count="1665"/>
  </office:meta>
</office:document-meta>
</file>